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poch 1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47&lt;00:00, 81.57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5&lt;00:00, 182.77it/s]</text:p>
      <text:p text:style-name="Standard">Training Loss: 2.3350 | Validation Loss: 2.3013</text:p>
      <text:p text:style-name="Standard">Train Classification Report: {'0': {'precision': 0.05441253263707572, 'recall': 0.11939500420135972, 'f1-score': 0.07475607422995982, 'support': 13091.0}, '1': {'precision': 0.05470228402939753, 'recall': 0.09498700901727036, 'f1-score': 0.06942388784942333, 'support': 13086.0}, '2': {'precision': 0.32243483232388204, 'recall': 0.23954392811160222, 'f1-score': 0.27487624704896807, 'support': 75339.0}, '3': {'precision': 0.014528215323443951, 'recall': 0.03250085528566541, 'f1-score': 0.020080321285140562, 'support': 2923.0}, '4': {'precision': 0.03245810055865922, 'recall': 0.08426395939086294, 'f1-score': 0.04686428715466828, 'support': 6895.0}, '5': {'precision': 0.005145797598627788, 'recall': 0.003484320557491289, 'f1-score': 0.004155124653739612, 'support': 861.0}, '6': {'precision': 0.06886548159109052, 'recall': 0.375916675523435, 'f1-score': 0.11640612144150074, 'support': 9409.0}, '7': {'precision': 0.15277843573831068, 'recall': 0.5427008834665544, 'f1-score': 0.23843409792432949, 'support': 11885.0}, '8': {'precision': 0.009741634900465904, 'recall': 0.009943795936013834, 'f1-score': 0.009841677364142062, 'support': 2313.0}, '9': {'precision': 0.01164620711362921, 'recall': 0.015684612123781264, 'f1-score': 0.01336705202312139, 'support': 2359.0}, '10': {'precision': 0.006607929515418502, 'recall': 0.005888125613346418, 'f1-score': 0.006227296315516346, 'support': 1019.0}, '11': {'precision': 0.5921808527155855, 'recall': 0.2418638865636811, 'f1-score': 0.3434519896622212, 'support': 157692.0}, 'accuracy': 0.23486553127273707, 'macro avg': {'precision': 0.11045852533713223, 'recall': 0.14718108798258867, 'f1-score': 0.10149034807939424, 'support': 296872.0}, 'weighted avg': {'precision': 0.41059248036269147, 'recall': 0.23486553127273707, 'f1-score': 0.27328526717453644, 'support': 296872.0}}</text:p>
      <text:p text:style-name="Standard">Validation Classification Report: {'0': {'precision': 0.0659217877094972, 'recall': 0.05376670716889429, 'f1-score': 0.059227036975071104, 'support': 3292.0}, '1': {'precision': 0.08738781294284365, 'recall': 0.056111616621170764, 'f1-score': 0.06834133727373477, 'support': 3297.0}, '2': {'precision': 0.3882906429691584, 'recall': 0.19607222046246436, 'f1-score': 0.26056757989265794, 'support': 18942.0}, '3': {'precision': 0.010280373831775701, 'recall': 0.015804597701149427, 'f1-score': 0.01245753114382786, 'support': 696.0}, '4': {'precision': 0.04230945471208187, 'recall': 0.15928694652098907, 'f1-score': 0.06685976345643253, 'support': 1739.0}, '5': {'precision': 0.0, 'recall': 0.0, 'f1-score': 0.0, 'support': 235.0}, '6': {'precision': 0.07766551048107374, 'recall': 0.44339216530348685, 'f1-score': 0.13217837664420917, 'support': 2323.0}, '7': {'precision': 0.14359202337101487, 'recall': 0.7761757638173704, 'f1-score': 0.24234953641674262, 'support': 2913.0}, '8': {'precision': 0.009953550099535502, 'recall': 0.02512562814070352, 'f1-score': 0.01425855513307985, 'support': 597.0}, '9': {'precision': 0.015873015873015872, 'recall': 0.024179620034542316, 'f1-score': 0.01916495550992471, 'support': 579.0}, '10': {'precision': 1.0, 'recall': 0.0040650406504065045, 'f1-score': 0.008097165991902834, 'support': 246.0}, '11': {'precision': 0.6102842327635875, 'recall': 0.3229502782082878, 'f1-score': 0.42238357120308373, 'support': 39359.0}, 'accuracy': 0.27481204020587996, 'macro avg': {'precision': 0.20429653372946535, 'recall': 0.1730775487191221, 'f1-score': 0.10882378413672227, 'support': 74218.0}, 'weighted avg': {'precision': 0.442222576643597, 'recall': 0.27481204020587996, 'f1-score': 0.31178579024447367, 'support': 74218.0}}</text:p>
      <text:p text:style-name="Standard">Epoch 2/30</text:p>
      <text:p text:style-name="Standard"><text:soft-page-break/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51&lt;00:00, 80.2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5&lt;00:00, 184.75it/s]</text:p>
      <text:p text:style-name="Standard">Training Loss: 2.2270 | Validation Loss: 2.2343</text:p>
      <text:p text:style-name="Standard">Train Classification Report: {'0': {'precision': 0.06301570808630279, 'recall': 0.15751279505003438, 'f1-score': 0.09001811712832603, 'support': 13091.0}, '1': {'precision': 0.06959231368475721, 'recall': 0.1433593152987926, 'f1-score': 0.0936992732812227, 'support': 13086.0}, '2': {'precision': 0.368563981992819, 'recall': 0.26841343792723554, 'f1-score': 0.3106154862295132, 'support': 75339.0}, '3': {'precision': 0.023750811161583386, 'recall': 0.06260691070817653, 'f1-score': 0.034437335340609714, 'support': 2923.0}, '4': {'precision': 0.04298476543955807, 'recall': 0.1444525018129079, 'f1-score': 0.06625424067052485, 'support': 6895.0}, '5': {'precision': 0.018433179723502304, 'recall': 0.023228803716608595, 'f1-score': 0.020554984583761562, 'support': 861.0}, '6': {'precision': 0.08576545078559704, 'recall': 0.4275693484961207, 'f1-score': 0.14287236309396975, 'support': 9409.0}, '7': {'precision': 0.2588773194500067, 'recall': 0.6526714345814051, 'f1-score': 0.37071375660111355, 'support': 11885.0}, '8': {'precision': 0.022949713128585892, 'recall': 0.058798097708603544, 'f1-score': 0.03301371525670591, 'support': 2313.0}, '9': {'precision': 0.026167471819645734, 'recall': 0.05510809665112336, 'f1-score': 0.035485191756516994, 'support': 2359.0}, '10': {'precision': 0.014729089952656496, 'recall': 0.02747791952894995, 'f1-score': 0.01917808219178082, 'support': 1019.0}, '11': {'precision': 0.626435361373334, 'recall': 0.24112827537224463, 'f1-score': 0.34821947790888824, 'support': 157692.0}, 'accuracy': 0.2541735158586866, 'macro avg': {'precision': 0.13510543054986238, 'recall': 0.18852724473768356, 'f1-score': 0.13042183533691112, 'support': 296872.0}, 'weighted avg': {'precision': 0.44693312203982194, 'recall': 0.2541735158586866, 'f1-score': 0.2938049895892519, 'support': 296872.0}}</text:p>
      <text:p text:style-name="Standard">Validation Classification Report: {'0': {'precision': 0.08249496981891348, 'recall': 0.037363304981773995, 'f1-score': 0.05143215555090947, 'support': 3292.0}, '1': {'precision': 0.06963204471355379, 'recall': 0.1813770094024871, 'f1-score': 0.10063104753891458, 'support': 3297.0}, '2': {'precision': 0.38688498655276066, 'recall': 0.25820927040439234, 'f1-score': 0.30971377912867276, 'support': 18942.0}, '3': {'precision': 0.023887973640856673, 'recall': 0.041666666666666664, 'f1-score': 0.03036649214659686, 'support': 696.0}, '4': {'precision': 0.042945296864576384, 'recall': 0.2961472110408281, 'f1-score': 0.0750127448838395, 'support': 1739.0}, '5': {'precision': 0.0, 'recall': 0.0, 'f1-score': 0.0, 'support': 235.0}, '6': {'precision': 0.08873491282968261, 'recall': 0.3417993973310374, 'f1-score': 0.14089255611746962, 'support': 2323.0}, '7': {'precision': 0.3084904029050666, 'recall': 0.6124270511500172, 'f1-score': 0.41030358785648574, 'support': 2913.0}, '8': {'precision': 0.07142857142857142, 'recall': 0.011725293132328308, 'f1-score': 0.02014388489208633, 'support': 597.0}, '9': {'precision': 0.04229607250755287, 'recall': 0.024179620034542316, 'f1-score': 0.030769230769230767, 'support': 579.0}, '10': {'precision': 0.07142857142857142, 'recall': 0.016260162601626018, 'f1-score': 0.026490066225165563, 'support': 246.0}, '11': {'precision': 0.6106271399471244, 'recall': 0.3579613303183516, 'f1-score': 0.4513390568939006, 'support': 39359.0}, 'accuracy': 0.30784984774582985, 'macro avg': {'precision': 0.1499042452197692, 'recall': 0.18159302642200426, 'f1-score': 0.13725788350027263, 'support': 74218.0}, 'weighted avg': {'precision': 0.44657596091634394, 'recall': 0.30784984774582985, 'f1-score': 0.3481957935502567, 'support': 74218.0}}</text:p>
      <text:p text:style-name="Standard">Epoch 3/30</text:p>
      <text:p text:style-name="Standard">Training: 100%|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█| 18555/18555 [03:15&lt;00:00, 94.76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5&lt;00:00, 180.39it/s]</text:p>
      <text:p text:style-name="Standard">Training Loss: 2.1745 | Validation Loss: 2.2610</text:p>
      <text:p text:style-name="Standard">Train Classification Report: {'0': {'precision': 0.06661651873025425, 'recall': 0.16912382552898939, 'f1-score': 0.09558347364331045, 'support': 13091.0}, '1': {'precision': 0.07391502622178309, 'recall': 0.14863212593611494, 'f1-score': 0.09873096446700508, 'support': 13086.0}, '2': {'precision': 0.3681255398790671, 'recall': 0.23757947411035454, 'f1-score': 0.2887843757310767, 'support': 75339.0}, '3': {'precision': 0.031389741341516876, 'recall': 0.12247690728703386, 'f1-score': 0.04997208263539921, 'support': 2923.0}, '4': {'precision': 0.04721283119742118, 'recall': 0.1741841914430747, 'f1-score': 0.0742894256641821, 'support': 6895.0}, '5': {'precision': 0.02132895816242822, 'recall': 0.06039488966318235, 'f1-score': 0.031524704455895725, 'support': 861.0}, '6': {'precision': 0.09104186952288218, 'recall': 0.4173663513657137, 'f1-score': 0.14947757075157492, 'support': 9409.0}, '7': {'precision': 0.2805818745377056, 'recall': 0.6702566259991586, 'f1-score': 0.3955705631145099, 'support': 11885.0}, '8': {'precision': 0.030129972430090586, 'recall': 0.13229571984435798, 'f1-score': 0.04908172267222712, 'support': 2313.0}, '9': {'precision': 0.033660589060308554, 'recall': 0.13225943196269604, 'f1-score': 0.053663570691434466, 'support': 2359.0}, '10': {'precision': 0.023181257706535143, 'recall': 0.09224730127576054, 'f1-score': 0.03705163579030351, 'support': 1019.0}, '11': {'precision': 0.6284112836534044, 'recall': 0.21684676457905283, 'f1-score': 0.3224316029173954, 'support': 157692.0}, 'accuracy': 0.23737166186100406, 'macro avg': {'precision': 0.14129962187028308, 'recall': 0.21447196741629082, 'f1-score': 0.13718014104452622, 'support': 296872.0}, 'weighted avg': {'precision': 0.4495832081682728, 'recall': 0.23737166186100406, 'f1-score': 0.27694086486249103, 'support': 296872.0}}</text:p>
      <text:p text:style-name="Standard">Validation Classification Report: {'0': {'precision': 0.0694006309148265, 'recall': 0.10692588092345079, 'f1-score': 0.08417025346724054, 'support': 3292.0}, '1': {'precision': 0.06683111076851923, 'recall': 0.2629663330300273, 'f1-score': 0.10657652120467119, 'support': 3297.0}, '2': {'precision': 0.39228897623058206, 'recall': 0.11065357406820822, 'f1-score': 0.17261684167181388, 'support': 18942.0}, '3': {'precision': 0.029719448407037566, 'recall': 0.17959770114942528, 'f1-score': 0.050999592003263976, 'support': 696.0}, '4': {'precision': 0.0449438202247191, 'recall': 0.13801035077630822, 'f1-score': 0.06780618731459245, 'support': 1739.0}, '5': {'precision': 0.023809523809523808, 'recall': 0.00851063829787234, 'f1-score': 0.012539184952978056, 'support': 235.0}, '6': {'precision': 0.09931930693069307, 'recall': 0.27636676711149377, 'f1-score': 0.14612495732331857, 'support': 2323.0}, '7': {'precision': 0.27879356149398343, 'recall': 0.6124270511500172, 'f1-score': 0.38316151202749144, 'support': 2913.0}, '8': {'precision': 0.02127329192546584, 'recall': 0.22948073701842547, 'f1-score': 0.03893704703708967, 'support': 597.0}, '9': {'precision': 0.022750775594622543, 'recall': 0.15198618307426598, 'f1-score': 0.03957724308522599, 'support': 579.0}, '10': {'precision': 0.006239168110918544, 'recall': 0.21951219512195122, 'f1-score': 0.012133468149646108, 'support': 246.0}, '11': {'precision': 0.6288670791551099, 'recall': 0.14977514672628878, 'f1-score': 0.24193051936059753, 'support': 39359.0}, 'accuracy': 0.16548546174782397, 'macro avg': {'precision': 0.1403530577971668, 'recall': 0.20385104653731123, 'f1-score': 0.11304777729982746, 'support': 74218.0}, 'weighted avg': {'precision': 0.45549348631456577, 'recall': 0.16548546174782397, 'f1-score': 0.20320438990428152, 'support': 74218.0}}</text:p>
      <text:p text:style-name="Standard">Epoch 4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33&lt;00:00, 86.78it/s]</text:p>
      <text:p text:style-name="Standard"><text:soft-page-break/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5&lt;00:00, 182.03it/s]</text:p>
      <text:p text:style-name="Standard">Training Loss: 2.1497 | Validation Loss: 2.2459</text:p>
      <text:p text:style-name="Standard">Train Classification Report: {'0': {'precision': 0.06650853593832902, 'recall': 0.16278359178061264, 'f1-score': 0.09443410440485688, 'support': 13091.0}, '1': {'precision': 0.07297151623201625, 'recall': 0.13449488002445362, 'f1-score': 0.09461093938986695, 'support': 13086.0}, '2': {'precision': 0.36455767319244564, 'recall': 0.22393448280439082, 'f1-score': 0.2774447651232969, 'support': 75339.0}, '3': {'precision': 0.037384592099288634, 'recall': 0.16900444748546015, 'f1-score': 0.06122575447728822, 'support': 2923.0}, '4': {'precision': 0.050581933872981356, 'recall': 0.18216098622189994, 'f1-score': 0.07917796129357627, 'support': 6895.0}, '5': {'precision': 0.02293698919061429, 'recall': 0.10104529616724739, 'f1-score': 0.03738719381177482, 'support': 861.0}, '6': {'precision': 0.09193316700687987, 'recall': 0.38771389095546815, 'f1-score': 0.1486249745365655, 'support': 9409.0}, '7': {'precision': 0.2772102230548977, 'recall': 0.6598233066891039, 'f1-score': 0.3904017523771594, 'support': 11885.0}, '8': {'precision': 0.036592292089249495, 'recall': 0.1949848681366191, 'f1-score': 0.061620439950812955, 'support': 2313.0}, '9': {'precision': 0.03830806065442937, 'recall': 0.1831284442560407, 'f1-score': 0.0633616896450572, 'support': 2359.0}, '10': {'precision': 0.027174674324135034, 'recall': 0.1903827281648675, 'f1-score': 0.047560676636430495, 'support': 1019.0}, '11': {'precision': 0.6230676440567876, 'recall': 0.21290870811455243, 'f1-score': 0.3173690902130194, 'support': 157692.0}, 'accuracy': 0.23154760300735672, 'macro avg': {'precision': 0.14243560847600453, 'recall': 0.23353046923339305, 'f1-score': 0.13943494515497543, 'support': 296872.0}, 'weighted avg': {'precision': 0.4459291838444876, 'recall': 0.23154760300735672, 'f1-score': 0.2713599749718131, 'support': 296872.0}}</text:p>
      <text:p text:style-name="Standard">Validation Classification Report: {'0': {'precision': 0.061649163749513805, 'recall': 0.19258809234507898, 'f1-score': 0.0934001178550383, 'support': 3292.0}, '1': {'precision': 0.06820765441455097, 'recall': 0.1637852593266606, 'f1-score': 0.09630818619582665, 'support': 3297.0}, '2': {'precision': 0.41847405112316033, 'recall': 0.11408510188997995, 'f1-score': 0.17929146270638016, 'support': 18942.0}, '3': {'precision': 0.028353787558188744, 'recall': 0.09626436781609195, 'f1-score': 0.04380516508662962, 'support': 696.0}, '4': {'precision': 0.03452160084813146, 'recall': 0.2995974698102358, 'f1-score': 0.06190957162378944, 'support': 1739.0}, '5': {'precision': 0.01049317943336831, 'recall': 0.0425531914893617, 'f1-score': 0.016835016835016835, 'support': 235.0}, '6': {'precision': 0.08050452890882925, 'recall': 0.40938441670253983, 'f1-score': 0.13455008488964346, 'support': 2323.0}, '7': {'precision': 0.3160574649936352, 'recall': 0.5966357706831446, 'f1-score': 0.4132192106514503, 'support': 2913.0}, '8': {'precision': 0.046875, 'recall': 0.05527638190954774, 'f1-score': 0.050730207532667174, 'support': 597.0}, '9': {'precision': 0.02792990142387733, 'recall': 0.08808290155440414, 'f1-score': 0.042411642411642414, 'support': 579.0}, '10': {'precision': 0.019099590723055934, 'recall': 0.056910569105691054, 'f1-score': 0.028600612870275793, 'support': 246.0}, '11': {'precision': 0.6117944397641112, 'recall': 0.18450672019106176, 'f1-score': 0.28351129243202094, 'support': 39359.0}, 'accuracy': 0.18839095637176964, 'macro avg': {'precision': 0.14366336357836854, 'recall': 0.1916391869019832, 'f1-score': 0.12038104759086508, 'support': 74218.0}, 'weighted avg': {'precision': 0.45370337944063344, 'recall': 0.18839095637176964, 'f1-score': 0.22770907226870346, 'support': 74218.0}}</text:p>
      <text:p text:style-name="Standard">Epoch 5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29&lt;00:00, 88.56it/s]</text:p>
      <text:p text:style-name="Standard">Evaluating: 100%|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| 4639/4639 [00:26&lt;00:00, 176.11it/s]</text:p>
      <text:p text:style-name="Standard">Training Loss: 2.1489 | Validation Loss: 2.2681</text:p>
      <text:p text:style-name="Standard">Train Classification Report: {'0': {'precision': 0.06669259769014421, 'recall': 0.17026965090520205, 'f1-score': 0.09584417259690839, 'support': 13091.0}, '1': {'precision': 0.07307287022777012, 'recall': 0.13778083447959652, 'f1-score': 0.09549788135593221, 'support': 13086.0}, '2': {'precision': 0.3574608408903545, 'recall': 0.20143617515496623, 'f1-score': 0.25767016995772285, 'support': 75339.0}, '3': {'precision': 0.036921771113311644, 'recall': 0.17858364693807732, 'f1-score': 0.06119219272023915, 'support': 2923.0}, '4': {'precision': 0.05056157941782286, 'recall': 0.18868745467730239, 'f1-score': 0.0797523447557163, 'support': 6895.0}, '5': {'precision': 0.025272947836635664, 'recall': 0.14518002322880372, 'f1-score': 0.043051489581539516, 'support': 861.0}, '6': {'precision': 0.09202112871837642, 'recall': 0.38696992241470934, 'f1-score': 0.14868507023848415, 'support': 9409.0}, '7': {'precision': 0.2665033346944331, 'recall': 0.6589819099705511, 'f1-score': 0.3795217212221064, 'support': 11885.0}, '8': {'precision': 0.033881064162754305, 'recall': 0.18720276696930394, 'f1-score': 0.0573775922613132, 'support': 2313.0}, '9': {'precision': 0.03635778635778636, 'recall': 0.19160661297159814, 'f1-score': 0.061118247582989664, 'support': 2359.0}, '10': {'precision': 0.028291488058787506, 'recall': 0.2266928361138371, 'f1-score': 0.05030487804878048, 'support': 1019.0}, '11': {'precision': 0.6218936836539635, 'recall': 0.19392867108033382, 'f1-score': 0.2956599924588864, 'support': 157692.0}, 'accuracy': 0.21667924223234256, 'macro avg': {'precision': 0.14074425773517835, 'recall': 0.23894337540869012, 'f1-score': 0.13547297939838487, 'support': 296872.0}, 'weighted avg': {'precision': 0.44306028438051376, 'recall': 0.21667924223234256, 'f1-score': 0.25446583309770576, 'support': 296872.0}}</text:p>
      <text:p text:style-name="Standard">Validation Classification Report: {'0': {'precision': 0.06319290465631928, 'recall': 0.12120291616038882, 'f1-score': 0.0830730793254216, 'support': 3292.0}, '1': {'precision': 0.08222066057624737, 'recall': 0.07097361237488627, 'f1-score': 0.07618427478430735, 'support': 3297.0}, '2': {'precision': 0.35847583906904135, 'recall': 0.2667089008552423, 'f1-score': 0.30585742394430154, 'support': 18942.0}, '3': {'precision': 0.02861230329041488, 'recall': 0.08620689655172414, 'f1-score': 0.04296455424274973, 'support': 696.0}, '4': {'precision': 0.04972710733778047, 'recall': 0.047153536515238646, 'f1-score': 0.04840613931523023, 'support': 1739.0}, '5': {'precision': 0.013846153846153847, 'recall': 0.03829787234042553, 'f1-score': 0.020338983050847456, 'support': 235.0}, '6': {'precision': 0.08378035696869209, 'recall': 0.3697804563065002, 'f1-score': 0.1366094147582697, 'support': 2323.0}, '7': {'precision': 0.22437024018746338, 'recall': 0.657397871610024, 'f1-score': 0.33455625436757513, 'support': 2913.0}, '8': {'precision': 0.042212518195050945, 'recall': 0.09715242881072027, 'f1-score': 0.05885337392186708, 'support': 597.0}, '9': {'precision': 0.02967848309975268, 'recall': 0.06217616580310881, 'f1-score': 0.040178571428571425, 'support': 579.0}, '10': {'precision': 0.011941448382126348, 'recall': 0.12601626016260162, 'f1-score': 0.021815622800844474, 'support': 246.0}, '11': {'precision': 0.6094344632268343, 'recall': 0.3499072639040626, 'f1-score': 0.44456639282082744, 'support': 39359.0}, 'accuracy': 0.3032552750006737, 'macro avg': {'precision': 0.13312437323632306, 'recall': 0.19108118178291025, 'f1-score': 0.13445034039673442, 'support': 74218.0}, 'weighted avg': {'precision': 0.4346556223696027, 'recall': 0.3032552750006737, 'f1-score': 0.3407586962365445, 'support': 74218.0}}</text:p>
      <text:p text:style-name="Standard">Epoch 6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28&lt;00:00, 89.13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6&lt;00:00, 125.91it/s]</text:p>
      <text:p text:style-name="Standard"><text:soft-page-break/>Training Loss: 2.1575 | Validation Loss: 2.2825</text:p>
      <text:p text:style-name="Standard">Train Classification Report: {'0': {'precision': 0.06428772831229049, 'recall': 0.1567489114658926, 'f1-score': 0.09117973783603645, 'support': 13091.0}, '1': {'precision': 0.06823821339950373, 'recall': 0.13029191502368945, 'f1-score': 0.0895671359529313, 'support': 13086.0}, '2': {'precision': 0.35062831223531044, 'recall': 0.2011043417088095, 'f1-score': 0.2556052298608182, 'support': 75339.0}, '3': {'precision': 0.035654712260216846, 'recall': 0.17550461854259322, 'f1-score': 0.059268673098030154, 'support': 2923.0}, '4': {'precision': 0.04922783754813609, 'recall': 0.1798404641044235, 'f1-score': 0.07729709512529609, 'support': 6895.0}, '5': {'precision': 0.024613506916192025, 'recall': 0.140534262485482, 'f1-score': 0.0418902544573308, 'support': 861.0}, '6': {'precision': 0.08822646794038211, 'recall': 0.37496014454245935, 'f1-score': 0.1428426827540134, 'support': 9409.0}, '7': {'precision': 0.26272319133623495, 'recall': 0.6450147244425747, 'f1-score': 0.37336840054549, 'support': 11885.0}, '8': {'precision': 0.03485444531864673, 'recall': 0.19152615650670127, 'f1-score': 0.058976236437462554, 'support': 2313.0}, '9': {'precision': 0.03556485355648536, 'recall': 0.19457397202204324, 'f1-score': 0.06013756960366852, 'support': 2359.0}, '10': {'precision': 0.028942115768463075, 'recall': 0.22767419038272815, 'f1-score': 0.05135583840619812, 'support': 1019.0}, '11': {'precision': 0.6182880478732007, 'recall': 0.19394135403191032, 'f1-score': 0.2952654038502385, 'support': 157692.0}, 'accuracy': 0.21454701015926056, 'macro avg': {'precision': 0.13843745270542188, 'recall': 0.2343095879382756, 'f1-score': 0.13306285482729283, 'support': 296872.0}, 'weighted avg': {'precision': 0.43877851016362884, 'recall': 0.21454701015926056, 'f1-score': 0.25276252283946044, 'support': 296872.0}}</text:p>
      <text:p text:style-name="Standard">Validation Classification Report: {'0': {'precision': 0.057132647794497164, 'recall': 0.4371202916160389, 'f1-score': 0.10105691913339654, 'support': 3292.0}, '1': {'precision': 0.06939704209328783, 'recall': 0.03700333636639369, 'f1-score': 0.048269040553907024, 'support': 3297.0}, '2': {'precision': 0.3784881667255387, 'recall': 0.11313483264702777, 'f1-score': 0.1741993171841977, 'support': 18942.0}, '3': {'precision': 0.027575442247658687, 'recall': 0.07614942528735633, 'f1-score': 0.04048892284186401, 'support': 696.0}, '4': {'precision': 0.038621646623496764, 'recall': 0.09603220241518114, 'f1-score': 0.05508824014514267, 'support': 1739.0}, '5': {'precision': 0.007575757575757576, 'recall': 0.00425531914893617, 'f1-score': 0.005449591280653952, 'support': 235.0}, '6': {'precision': 0.06963211999741385, 'recall': 0.4636246233318984, 'f1-score': 0.12107925801011804, 'support': 2323.0}, '7': {'precision': 0.259400705052879, 'recall': 0.6062478544455887, 'f1-score': 0.3633371052360868, 'support': 2913.0}, '8': {'precision': 0.026099290780141844, 'recall': 0.1541038525963149, 'f1-score': 0.044638524987869965, 'support': 597.0}, '9': {'precision': 0.021801286633309505, 'recall': 0.10535405872193437, 'f1-score': 0.0361267397098016, 'support': 579.0}, '10': {'precision': 0.01664145234493192, 'recall': 0.08943089430894309, 'f1-score': 0.02806122448979592, 'support': 246.0}, '11': {'precision': 0.6064370412196499, 'recall': 0.08186183592062807, 'f1-score': 0.14425143266475643, 'support': 39359.0}, 'accuracy': 0.1369613840308281, 'macro avg': {'precision': 0.13156688325738022, 'recall': 0.1886932105671868, 'f1-score': 0.0968371930197992, 'support': 74218.0}, 'weighted avg': {'precision': 0.43780194326874416, 'recall': 0.1369613840308281, 'f1-score': 0.14805700974904115, 'support': 74218.0}}</text:p>
      <text:p text:style-name="Standard">Epoch 7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3:40&lt;00:00, 84.02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6&lt;00:00, 174.80it/s]</text:p>
      <text:p text:style-name="Standard">Early stopping triggered.</text:p>
      <text:p text:style-name="Standard">Confusion Matrix:</text:p>
      <text:p text:style-name="Standard"><text:soft-page-break/><text:s/>[[ 498 <text:s/>212 <text:s/>572 <text:s text:c="2"/>47 <text:s/>393 <text:s text:c="2"/>38 <text:s/>207 <text:s/>418 <text:s/>112 <text:s text:c="2"/>84 <text:s/>293 <text:s/>418]</text:p>
      <text:p text:style-name="Standard"><text:s/>[ 378 <text:s/>324 <text:s/>426 <text:s text:c="2"/>71 <text:s/>389 <text:s text:c="2"/>25 <text:s/>328 <text:s/>461 <text:s/>105 <text:s text:c="2"/>99 <text:s/>310 <text:s/>381]</text:p>
      <text:p text:style-name="Standard"><text:s/>[2163 1213 3536 <text:s/>335 1907 <text:s/>242 1623 2992 <text:s/>678 <text:s/>517 1729 2007]</text:p>
      <text:p text:style-name="Standard"><text:s/>[ <text:s/>49 <text:s text:c="2"/>36 <text:s text:c="2"/>66 <text:s text:c="2"/>49 <text:s text:c="2"/>86 <text:s text:c="3"/>5 <text:s/>149 <text:s text:c="2"/>49 <text:s text:c="2"/>21 <text:s text:c="2"/>14 <text:s text:c="2"/>82 <text:s text:c="2"/>90]</text:p>
      <text:p text:style-name="Standard"><text:s/>[ 158 <text:s/>133 <text:s/>191 <text:s text:c="2"/>36 <text:s/>307 <text:s text:c="2"/>25 <text:s/>236 <text:s/>130 <text:s text:c="2"/>93 <text:s text:c="2"/>44 <text:s/>176 <text:s/>210]</text:p>
      <text:p text:style-name="Standard"><text:s/>[ <text:s/>19 <text:s text:c="2"/>11 <text:s text:c="2"/>42 <text:s text:c="3"/>7 <text:s text:c="2"/>32 <text:s text:c="2"/>13 <text:s text:c="2"/>31 <text:s text:c="2"/>23 <text:s text:c="3"/>8 <text:s text:c="3"/>5 <text:s text:c="2"/>19 <text:s text:c="2"/>25]</text:p>
      <text:p text:style-name="Standard"><text:s/>[ 152 <text:s/>142 <text:s/>186 <text:s text:c="2"/>82 <text:s/>259 <text:s text:c="2"/>23 <text:s/>735 <text:s/>151 <text:s text:c="2"/>74 <text:s text:c="2"/>36 <text:s/>189 <text:s/>294]</text:p>
      <text:p text:style-name="Standard"><text:s/>[ 116 <text:s/>103 <text:s/>236 <text:s text:c="2"/>22 <text:s text:c="2"/>75 <text:s text:c="3"/>4 <text:s/>113 1928 <text:s text:c="2"/>46 <text:s text:c="2"/>56 <text:s/>101 <text:s/>113]</text:p>
      <text:p text:style-name="Standard"><text:s/>[ <text:s/>47 <text:s text:c="2"/>32 <text:s text:c="2"/>66 <text:s text:c="2"/>16 <text:s text:c="2"/>87 <text:s text:c="3"/>6 <text:s text:c="2"/>83 <text:s text:c="2"/>75 <text:s text:c="2"/>58 <text:s text:c="2"/>13 <text:s text:c="2"/>55 <text:s text:c="2"/>59]</text:p>
      <text:p text:style-name="Standard"><text:s/>[ <text:s/>58 <text:s text:c="2"/>45 <text:s text:c="2"/>70 <text:s text:c="3"/>8 <text:s text:c="2"/>52 <text:s text:c="3"/>6 <text:s text:c="2"/>67 <text:s/>112 <text:s text:c="2"/>21 <text:s text:c="2"/>39 <text:s text:c="2"/>43 <text:s text:c="2"/>58]</text:p>
      <text:p text:style-name="Standard"><text:s/>[ <text:s/>16 <text:s text:c="2"/>17 <text:s text:c="2"/>22 <text:s text:c="3"/>7 <text:s text:c="2"/>23 <text:s text:c="3"/>2 <text:s text:c="2"/>28 <text:s text:c="2"/>19 <text:s text:c="2"/>16 <text:s text:c="3"/>6 <text:s text:c="2"/>55 <text:s text:c="2"/>35]</text:p>
      <text:p text:style-name="Standard"><text:s/>[4281 2795 4905 <text:s/>837 4828 <text:s/>395 5041 4077 1452 <text:s/>970 3835 5943]]</text:p>
      <text:p text:style-name="Standard">/home/pratik/Desktop/Pratik/English-accent-Recognition-main/Gru.py:199: UserWarning: Matplotlib is currently using agg, which is a non-GUI backend, so cannot show the figure.</text:p>
      <text:p text:style-name="Standard"><text:s text:c="2"/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16:15:18.651422546</meta:creation-date>
    <dc:date>2024-11-12T16:15:40.825020162</dc:date>
    <meta:editing-duration>PT22S</meta:editing-duration>
    <meta:editing-cycles>1</meta:editing-cycles>
    <meta:document-statistic meta:table-count="0" meta:image-count="0" meta:object-count="0" meta:page-count="7" meta:paragraph-count="55" meta:word-count="1899" meta:character-count="25468" meta:non-whitespace-character-count="23406"/>
    <meta:generator>LibreOffice/6.4.7.2$Linux_X86_64 LibreOffice_project/40$Build-2</meta:generator>
  </office:meta>
</office:document-meta>
</file>